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Ubuntu" svg:font-family="Ubuntu" style:font-family-generic="swiss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5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Frame_20_contents">
      <style:paragraph-properties fo:text-align="start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Heading_20_1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8" style:family="paragraph" style:parent-style-name="Heading_20_2">
      <style:paragraph-properties fo:text-align="start" style:justify-single-word="false"/>
      <style:text-properties fo:font-size="18pt" style:text-underline-style="none" style:font-size-asian="18pt" style:font-size-complex="18pt"/>
    </style:style>
    <style:style style:name="T1" style:family="text">
      <style:text-properties style:text-underline-style="none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1" text:anchor-type="paragraph" svg:x="-0.0161in" svg:y="0.0311in" svg:width="2.5866in" draw:z-index="0"><draw:text-box fo:min-height="2.7437in"><text:p text:style-name="P5"><text:span text:style-name="T1"><office:annotation loext:resolved="false"><dc:creator>Gauthier Bastien</dc:creator><dc:date>2011-01-13T14:56:41</dc:date><text:p>do text</text:p><text:p>from pod(content=header.get_file().data, format='odt')</text:p></office:annotation></text:span><text:span text:style-name="T3">Import depuis header.odt</text:span></text:p><text:h text:style-name="P7" text:outline-level="1"/></draw:text-box></draw:frame></text:p>
      <text:h text:style-name="P7" text:outline-level="1"/>
      <text:p text:style-name="P4"/>
      <text:p text:style-name="P4"/>
      <text:p text:style-name="P4"/>
      <text:p text:style-name="P4"/>
      <text:p text:style-name="P4"/>
      <text:h text:style-name="P7" text:outline-level="1"><text:text-input text:description="">context.title</text:text-input></text:h>
      <text:h text:style-name="P8" text:outline-level="2"><text:text-input text:description="">context.description</text:text-input></text:h>
      <text:p text:style-name="P3"><office:annotation loext:resolved="false"><dc:creator>Ngaha </dc:creator><dc:date>2014-11-27T16:38:12</dc:date><text:p>do text for brain in view.real_context.results()</text:p></office:annotation><text:span text:style-name="T2"><text:text-input text:description="">brain.Title()</text:text-input></text:span><text:span text:style-name="T2"><text:s/></text:span><text:span text:style-name="T1">-- Par </text:span><text:span text:style-name="T1"><text:text-input text:description="">brain.Author()['username']</text:text-input></text:span><text:span text:style-name="T1"><text:s/>-- Dernière modification </text:span><text:span text:style-name="T1"><text:text-input text:description="">view.get_slash_separated_date(brain.ModificationDate())</text:text-input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Ubuntu" svg:font-family="Ubuntu" style:font-family-generic="swiss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fr" fo:country="BE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BE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family="'Times New Roman'" style:font-style-name="Normal" style:font-family-generic="roman" style:font-pitch="variable" fo:font-size="12pt" style:text-underline-style="none" fo:font-weight="normal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ext-input text:description="">context.title.upper()</text:text-input></text:p>
      </style:header>
      <style:footer>
        <text:p text:style-name="MP2"><text:text-input text:description="">context.Creator()</text:text-input><text:tab/><text:text-input text:description="">view.display_date(date=context.created())</text:text-inpu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1:06:18.125957189</meta:creation-date>
    <meta:editing-duration>P0D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32" meta:character-count="280" meta:non-whitespace-character-count="270"/>
  </office:meta>
</office:document-meta>
</file>